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rakar &amp; Demoner WOW MOD</text:p>
      <text:p text:style-name="Standard"/>
      <text:list xml:id="list8744662028229243441" text:style-name="L1">
        <text:list-item>
          <text:p text:style-name="P1">Magiskolor</text:p>
          <text:list>
            <text:list-item>
              <text:p text:style-name="P1">Allmän magi</text:p>
              <text:list>
                <text:list-item>
                  <text:p text:style-name="P1">Allmänna besvärjelser</text:p>
                </text:list-item>
                <text:list-item>
                  <text:p text:style-name="P1">Illusionism</text:p>
                </text:list-item>
                <text:list-item>
                  <text:p text:style-name="P1">Portalmagi</text:p>
                </text:list-item>
              </text:list>
            </text:list-item>
            <text:list-item>
              <text:p text:style-name="P1">Elementarmagi</text:p>
              <text:list>
                <text:list-item>
                  <text:p text:style-name="P1">Elementarmagi</text:p>
                </text:list-item>
              </text:list>
            </text:list-item>
            <text:list-item>
              <text:p text:style-name="P1">Mentalism</text:p>
              <text:list>
                <text:list-item>
                  <text:p text:style-name="P1">Mentalism</text:p>
                </text:list-item>
              </text:list>
            </text:list-item>
            <text:list-item>
              <text:p text:style-name="P1">Demonologi</text:p>
              <text:list>
                <text:list-item>
                  <text:p text:style-name="P1">Demonologi</text:p>
                </text:list-item>
                <text:list-item>
                  <text:p text:style-name="P1">Nekromanti</text:p>
                </text:list-item>
              </text:list>
            </text:list-item>
            <text:list-item>
              <text:p text:style-name="P1">Animism</text:p>
              <text:list>
                <text:list-item>
                  <text:p text:style-name="P1">Animism</text:p>
                </text:list-item>
                <text:list-item>
                  <text:p text:style-name="P1">Symbolism</text:p>
                </text:list-item>
              </text:list>
            </text:list-item>
            <text:list-item>
              <text:p text:style-name="P1">Utgår och existerar bara bland SLP</text:p>
              <text:list>
                <text:list-item>
                  <text:p text:style-name="P1">Harmonism</text:p>
                </text:list-item>
                <text:list-item>
                  <text:p text:style-name="P1">Stavmagi</text:p>
                </text:list-item>
                <text:list-item>
                  <text:p text:style-name="P1">Häxkonst</text:p>
                </text:list-item>
                <text:list-item>
                  <text:p text:style-name="P1">Spiritism</text:p>
                </text:list-item>
                <text:list-item>
                  <text:p text:style-name="P1">Drakmagi</text:p>
                </text:list-item>
                <text:list-item>
                  <text:p text:style-name="P1">Röstmagi</text:p>
                </text:list-item>
                <text:list-item>
                  <text:p text:style-name="P1">Vild magi</text:p>
                </text:list-item>
              </text:list>
            </text:list-item>
          </text:list>
        </text:list-item>
        <text:list-item>
          <text:p text:style-name="P1">Besvärjelser</text:p>
          <text:list>
            <text:list-item>
              <text:p text:style-name="P1">Modifikation existerande Besvärjelser</text:p>
              <text:list>
                <text:list-item>
                  <text:p text:style-name="P1">Hela (K)</text:p>
                </text:list-item>
              </text:list>
            </text:list-item>
            <text:list-item>
              <text:p text:style-name="P1">Nya Besvärjelser</text:p>
              <text:list>
                <text:list-item>
                  <text:p text:style-name="P1">Lida – Demonologi</text:p>
                </text:list-item>
              </text:list>
            </text:list-item>
          </text:list>
        </text:list-item>
        <text:list-item>
          <text:p text:style-name="P1">Kasta Besvärjelser</text:p>
          <text:list>
            <text:list-item>
              <text:p text:style-name="P1">Masskast</text:p>
              <text:list>
                <text:list-item>
                  <text:p text:style-name="P1">Skicklighetsvärde &gt;15</text:p>
                </text:list-item>
              </text:list>
            </text:list-item>
            <text:list-item>
              <text:p text:style-name="P1">Avdrag per effektgrad</text:p>
            </text:list-item>
            <text:list-item>
              <text:p text:style-name="P1">järn</text:p>
            </text:list-item>
            <text:list-item>
              <text:p text:style-name="P1">Avdrag vid distraktion</text:p>
              <text:list>
                <text:list-item>
                  <text:p text:style-name="P1">Exempelvis någon brukar våld mot en samtidigt som man förbereder en besvärjelse – 1 CL per Skada man tar i en och samma HT</text:p>
                </text:list-item>
              </text:list>
            </text:list-item>
            <text:list-item>
              <text:p text:style-name="P1">Besvärjelser i minnet</text:p>
              <text:list>
                <text:list-item>
                  <text:p text:style-name="P1">ingen restriktion</text:p>
                </text:list-item>
              </text:list>
            </text:list-item>
            <text:list-item>
              <text:p text:style-name="P1">Känna magi</text:p>
              <text:list>
                <text:list-item>
                  <text:p text:style-name="P1">utgår</text:p>
                </text:list-item>
              </text:list>
            </text:list-item>
          </text:list>
        </text:list-item>
        <text:list-item>
          <text:p text:style-name="P1">Hotpoäng</text:p>
          <text:list>
            <text:list-item>
              <text:p text:style-name="P1">Smärtpoäng</text:p>
            </text:list-item>
            <text:list-item>
              <text:p text:style-name="P1">Första slag</text:p>
            </text:list-item>
            <text:list-item>
              <text:p text:style-name="P1">Algoritm</text:p>
            </text:list-item>
            <text:list-item>
              <text:p text:style-name="P1">Avtagande</text:p>
            </text:list-item>
            <text:list-item>
              <text:p text:style-name="P1">Magi</text:p>
            </text:list-item>
            <text:list-item>
              <text:p text:style-name="P1">AOE</text:p>
            </text:list-item>
            <text:list-item>
              <text:p text:style-name="P1">Tekniker</text:p>
            </text:list-item>
          </text:list>
        </text:list-item>
        <text:list-item>
          <text:p text:style-name="P1">Yrken</text:p>
          <text:list>
            <text:list-item>
              <text:p text:style-name="P1">Existerande modifikation</text:p>
            </text:list-item>
            <text:list-item>
              <text:p text:style-name="P1"><text:soft-page-break/>Nya</text:p>
              <text:list>
                <text:list-item>
                  <text:p text:style-name="P1">Krigare</text:p>
                  <text:list>
                    <text:list-item>
                      <text:p text:style-name="P1">Yrkesförmåga kan gå bärsärk när han vill vart 10 SR. Tar ett handlingstillfälle och blir aktivt andra HT</text:p>
                    </text:list-item>
                  </text:list>
                </text:list-item>
                <text:list-item>
                  <text:p text:style-name="P1">Warlock</text:p>
                  <text:list>
                    <text:list-item>
                      <text:p text:style-name="P1">Ersätter Demonolog och Nekromantiker</text:p>
                    </text:list-item>
                    <text:list-item>
                      <text:p text:style-name="P1">Får ett Pet</text:p>
                    </text:list-item>
                  </text:list>
                </text:list-item>
                <text:list-item>
                  <text:p text:style-name="P1">Jägare</text:p>
                  <text:list>
                    <text:list-item>
                      <text:p text:style-name="P1">Ersätter utbygdsjägare</text:p>
                    </text:list-item>
                    <text:list-item>
                      <text:p text:style-name="P1">Får ett Pe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Pet</text:p>
        </text:list-item>
        <text:list-item>
          <text:p text:style-name="P1">Handlingstillfälle</text:p>
        </text:list-item>
        <text:list-item>
          <text:p text:style-name="P1">Arena</text:p>
        </text:list-item>
        <text:list-item>
          <text:p text:style-name="P1">Battleground</text:p>
        </text:list-item>
        <text:list-item>
          <text:p text:style-name="P1">Raid</text:p>
        </text:list-item>
        <text:list-item>
          <text:p text:style-name="P1">Auktionshall</text:p>
        </text:list-item>
        <text:list-item>
          <text:p text:style-name="P1">Bank</text:p>
        </text:list-item>
        <text:list-item>
          <text:p text:style-name="P1">Aktiemarknad</text:p>
        </text:list-item>
        <text:list-item>
          <text:p text:style-name="P1">Kapitalmarknad</text:p>
        </text:list-item>
        <text:list-item>
          <text:p text:style-name="P1">Penningvärde</text:p>
        </text:list-item>
        <text:list-item>
          <text:p text:style-name="P1">Gillen</text:p>
        </text:list-item>
        <text:list-item>
          <text:p text:style-name="P1">Hantverksyrke</text:p>
        </text:list-item>
        <text:list-item>
          <text:p text:style-name="P1">Förflyttning</text:p>
          <text:list>
            <text:list-item>
              <text:p text:style-name="P1">Strid</text:p>
            </text:list-item>
            <text:list-item>
              <text:p text:style-name="P1">Långtur</text:p>
            </text:list-item>
            <text:list-item>
              <text:p text:style-name="P1">Grip</text:p>
            </text:list-item>
            <text:list-item>
              <text:p text:style-name="P1">Portal</text:p>
            </text:list-item>
          </text:list>
        </text:list-item>
        <text:list-item>
          <text:p text:style-name="P1">Erfarenhetspoäng</text:p>
          <text:list>
            <text:list-item>
              <text:p text:style-name="P1">Går att höja ett färdighetsvärde omedelbart</text:p>
            </text:list-item>
          </text:list>
        </text:list-item>
        <text:list-item>
          <text:p text:style-name="P1">Kroppspoäng</text:p>
          <text:list>
            <text:list-item>
              <text:p text:style-name="P1">När man är nere på noll i kroppsdel får man modifikation på chans att lyckas</text:p>
            </text:list-item>
            <text:list-item>
              <text:p text:style-name="P1">När man är nere på noll i total KP blir man medvetslös</text:p>
            </text:list-item>
            <text:list-item>
              <text:p text:style-name="P1">Är man på negativ i kroppsdel slår man för kritiskt slag och tar effekten</text:p>
            </text:list-item>
            <text:list-item>
              <text:p text:style-name="P1">Är man på negativ i totala KP i 4 SR dör man</text:p>
            </text:list-item>
          </text:list>
        </text:list-item>
        <text:list-item>
          <text:p text:style-name="P1">Drops &amp; Hjältepoäng</text:p>
          <text:list>
            <text:list-item>
              <text:p text:style-name="P1">Ha ihjäl något fett typ Vampyr i slottsruin, jätte i bergsområde, urtroll i skog etc. </text:p>
            </text:list-item>
            <text:list-item>
              <text:p text:style-name="P1">Uppdrag a la WoW delas ut lite här och där</text:p>
            </text:list-item>
            <text:list-item>
              <text:p text:style-name="P1">Ger drops enligt slumptabell beroende på svårighetsgrad (epic till blue)</text:p>
            </text:list-item>
            <text:list-item>
              <text:p text:style-name="P1">Ger hjältepoäng linjärt med antalet deltagare, exempelvis 10 st mot en Vampyr som ger 2 hjältepoäng ger 0.2 HP per deltagare</text:p>
            </text:list-item>
          </text:list>
        </text:list-item>
        <text:list-item>
          <text:p text:style-name="P1">Slumpmässigt möte!</text:p>
          <text:list>
            <text:list-item>
              <text:p text:style-name="P1">På väg till eller utanför en 'Drop-quest 21.' stöter man på en konkurrerande grupp äventyrare. Fight på döden eller fly</text:p>
            </text:list-item>
          </text:list>
        </text:list-item>
        <text:list-item>
          <text:p text:style-name="P1">Gankern ”Gan K'rn”</text:p>
          <text:list>
            <text:list-item>
              <text:p text:style-name="P1">På väg någonstans hör man vanligt folk och andra äventyrare varna för en djävel som hoppar på folk helt oprovocerat. Djäveln går under namnet ”Gan K'rn” och #FIXME::SKAPA SLP </text:p>
            </text:list-item>
          </text:list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27T19:11:23.78</meta:creation-date>
    <dc:date>2017-03-26T13:29:57.87</dc:date>
    <meta:editing-duration>PT45M11S</meta:editing-duration>
    <meta:editing-cycles>12</meta:editing-cycles>
    <meta:generator>OpenOffice/4.1.2$Win32 OpenOffice.org_project/412m3$Build-9782</meta:generator>
    <meta:document-statistic meta:table-count="0" meta:image-count="0" meta:object-count="0" meta:page-count="2" meta:paragraph-count="92" meta:word-count="419" meta:character-count="2278"/>
  </office:meta>
</office:document-meta>
</file>